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15%" fo:text-align="center" style:justify-single-word="false" fo:text-indent="0cm" style:auto-text-indent="false"/>
      <style:text-properties fo:font-weight="bold" officeooo:rsid="0019a070" officeooo:paragraph-rsid="0019a070" style:font-weight-asian="bold" style:font-weight-complex="bold"/>
    </style:style>
    <style:style style:name="P2" style:family="paragraph" style:parent-style-name="Standard">
      <style:paragraph-properties fo:margin-left="0cm" fo:margin-right="0cm" fo:line-height="115%" fo:text-indent="0cm" style:auto-text-indent="false"/>
    </style:style>
    <style:style style:name="P3" style:family="paragraph" style:parent-style-name="Standard">
      <style:paragraph-properties fo:margin-left="0cm" fo:margin-right="0cm" fo:line-height="115%" fo:text-indent="0cm" style:auto-text-indent="false"/>
      <style:text-properties officeooo:paragraph-rsid="00299cc2"/>
    </style:style>
    <style:style style:name="P4" style:family="paragraph" style:parent-style-name="Standard">
      <style:paragraph-properties fo:margin-left="0cm" fo:margin-right="0cm" fo:line-height="115%" fo:text-indent="0cm" style:auto-text-indent="false"/>
      <style:text-properties style:text-underline-style="solid" style:text-underline-width="auto" style:text-underline-color="font-color" fo:font-weight="bold" officeooo:rsid="001dd9e6" officeooo:paragraph-rsid="001dd9e6" style:font-weight-asian="bold" style:font-weight-complex="bold"/>
    </style:style>
    <style:style style:name="P5" style:family="paragraph" style:parent-style-name="Standard">
      <style:paragraph-properties fo:margin-left="0cm" fo:margin-right="0cm" fo:line-height="115%" fo:text-indent="0cm" style:auto-text-indent="false"/>
      <style:text-properties style:text-underline-style="solid" style:text-underline-width="auto" style:text-underline-color="font-color" fo:font-weight="bold" officeooo:rsid="0024ddb3" officeooo:paragraph-rsid="0024ddb3" style:font-weight-asian="bold" style:font-weight-complex="bold"/>
    </style:style>
    <style:style style:name="T1" style:family="text">
      <style:text-properties officeooo:rsid="001dd9e6"/>
    </style:style>
    <style:style style:name="T2" style:family="text">
      <style:text-properties fo:language="en" fo:country="US" officeooo:rsid="001fd243"/>
    </style:style>
    <style:style style:name="T3" style:family="text">
      <style:text-properties officeooo:rsid="0022a75b"/>
    </style:style>
    <style:style style:name="T4" style:family="text">
      <style:text-properties officeooo:rsid="0024ddb3"/>
    </style:style>
    <style:style style:name="T5" style:family="text">
      <style:text-properties officeooo:rsid="00267e8d"/>
    </style:style>
    <style:style style:name="T6" style:family="text">
      <style:text-properties officeooo:rsid="00277b50"/>
    </style:style>
    <style:style style:name="T7" style:family="text">
      <style:text-properties officeooo:rsid="00299c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SS</text:p>
      <text:p text:style-name="P2"/>
      <text:p text:style-name="P4">display</text:p>
      <text:p text:style-name="P2"><text:tab/><text:span text:style-name="T6">block</text:span></text:p>
      <text:p text:style-name="P2"><text:tab/><text:span text:style-name="T6">inline</text:span></text:p>
      <text:p text:style-name="P2"><text:tab/><text:span text:style-name="T6">flex</text:span></text:p>
      <text:p text:style-name="P2"/>
      <text:p text:style-name="P4">flex</text:p>
      <text:p text:style-name="P3"><text:tab/><text:span text:style-name="T7">direction<text:tab/><text:tab/>row or column</text:span></text:p>
      <text:p text:style-name="P3"><text:tab/><text:span text:style-name="T7">wrap<text:tab/><text:tab/><text:tab/>stacking of elements</text:span></text:p>
      <text:p text:style-name="P3"><text:span text:style-name="T5"><text:tab/>justify-content<text:tab/><text:tab/>allign elements along main axis</text:span></text:p>
      <text:p text:style-name="P2"><text:tab/><text:span text:style-name="T5">align-items<text:tab/><text:tab/>allign elements along cross axis</text:span></text:p>
      <text:p text:style-name="P2"><text:tab/><text:span text:style-name="T3">grow,shrink<text:tab/><text:tab/>rate of expansion, shrinking</text:span></text:p>
      <text:p text:style-name="P2"><text:tab/><text:span text:style-name="T7">basis<text:tab/><text:tab/><text:tab/>like width...</text:span></text:p>
      <text:p text:style-name="P2"><text:tab/><text:span text:style-name="T6">flow<text:tab/><text:tab/><text:tab/>defines the main axis</text:span></text:p>
      <text:p text:style-name="P2"><text:tab/></text:p>
      <text:p text:style-name="P2"/>
      <text:p text:style-name="P5">overflow</text:p>
      <text:p text:style-name="P2"><text:tab/><text:span text:style-name="T4">if the content is bigger than its containing element</text:span></text:p>
      <text:p text:style-name="P2"/>
      <text:p text:style-name="P4">position</text:p>
      <text:p text:style-name="P2"><text:tab/><text:span text:style-name="T1">default:<text:tab/>static</text:span></text:p>
      <text:p text:style-name="P2"><text:tab/><text:span text:style-name="T1">relative:<text:tab/>original place of the element</text:span></text:p>
      <text:p text:style-name="P2"><text:tab/><text:span text:style-name="T1">absloute:<text:tab/>based on the parent element</text:span></text:p>
      <text:p text:style-name="P2"><text:tab/><text:span text:style-name="T1">fixed:<text:tab/><text:tab/>stays in fixed position on the screen, not on the page</text:span></text:p>
      <text:p text:style-name="P2"><text:tab/><text:span text:style-name="T1">sticky:<text:tab/><text:tab/>much like fixed, but scrolling „will </text:span><text:span text:style-name="T2">p</text:span><text:span text:style-name="T1">ick it up”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*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10:20:35.193000000</meta:creation-date>
    <dc:date>2019-02-25T17:57:13.156000000</dc:date>
    <meta:editing-duration>PT15H10M40S</meta:editing-duration>
    <meta:editing-cycles>14</meta:editing-cycles>
    <meta:generator>LibreOffice/6.1.4.2$Windows_X86_64 LibreOffice_project/9d0f32d1f0b509096fd65e0d4bec26ddd1938fd3</meta:generator>
    <meta:document-statistic meta:table-count="0" meta:image-count="0" meta:object-count="0" meta:page-count="1" meta:paragraph-count="23" meta:word-count="87" meta:character-count="559" meta:non-whitespace-character-count="465"/>
  </office:meta>
</office:document-meta>
</file>